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074c" officeooo:paragraph-rsid="001e074c"/>
    </style:style>
    <style:style style:name="P2" style:family="paragraph" style:parent-style-name="Standard">
      <style:text-properties officeooo:rsid="001e074c" officeooo:paragraph-rsid="001e074c"/>
    </style:style>
    <style:style style:name="P3" style:family="paragraph" style:parent-style-name="Standard">
      <style:text-properties officeooo:rsid="001ead3b" officeooo:paragraph-rsid="001ead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TA</text:p>
      <text:p text:style-name="P1">From: Christian Prather</text:p>
      <text:p text:style-name="P1"/>
      <text:p text:style-name="P1">Team #: NA</text:p>
      <text:p text:style-name="P1">Date: Sep 18</text:p>
      <text:p text:style-name="P1">Re: Lab 2 Memo </text:p>
      <text:p text:style-name="P1"/>
      <text:p text:style-name="P1">Mechanical: A square chassis will be constructed with two motors each geared to up utilizing a chain mechanism to avoid gear slipping as I saw in the motor characteristic lab. The center point will be used as the measurement point. This will allow for me to measure the movement using “Zero point turning”. Turning will be accomplished with the tank style turning (motors turned in opposite) direction.</text:p>
      <text:p text:style-name="P1"/>
      <text:p text:style-name="P1">Electrical: </text:p>
      <text:p text:style-name="P3">See attached PDF</text:p>
      <text:p text:style-name="P1"/>
      <text:p text:style-name="P1"/>
      <text:p text:style-name="P1">Flow Chart:</text:p>
      <text:p text:style-name="P3">See attached PDF</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8T11:05:47.389507014</meta:creation-date>
    <dc:date>2020-10-01T20:48:28.971599335</dc:date>
    <meta:editing-duration>PT6M6S</meta:editing-duration>
    <meta:editing-cycles>2</meta:editing-cycles>
    <meta:generator>LibreOffice/6.4.6.2$Linux_X86_64 LibreOffice_project/40$Build-2</meta:generator>
    <meta:document-statistic meta:table-count="0" meta:image-count="0" meta:object-count="0" meta:page-count="1" meta:paragraph-count="10" meta:word-count="91" meta:character-count="523" meta:non-whitespace-character-count="440"/>
  </office:meta>
</office:document-meta>
</file>